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ef24" officeooo:paragraph-rsid="0013ef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ef24" officeooo:paragraph-rsid="0013ef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9ec8" officeooo:paragraph-rsid="00149e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a59c" officeooo:paragraph-rsid="0014a5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e73d" officeooo:paragraph-rsid="0016a6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a65c" officeooo:paragraph-rsid="0016a65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d631" officeooo:paragraph-rsid="0016d63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4d1c" officeooo:paragraph-rsid="00184d1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84d0" officeooo:paragraph-rsid="001c84d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84d1c" officeooo:paragraph-rsid="00184d1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c84d0" officeooo:paragraph-rsid="001c84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633" style:font-weight-asian="normal" style:font-weight-complex="normal"/>
    </style:style>
    <style:style style:name="T3" style:family="text">
      <style:text-properties fo:font-weight="normal" officeooo:rsid="0016a65c" style:font-weight-asian="normal" style:font-weight-complex="normal"/>
    </style:style>
    <style:style style:name="T4" style:family="text">
      <style:text-properties fo:font-weight="normal" officeooo:rsid="001902ea" style:font-weight-asian="normal" style:font-weight-complex="normal"/>
    </style:style>
    <style:style style:name="T5" style:family="text">
      <style:text-properties fo:font-weight="normal" officeooo:rsid="00192a6c" style:font-weight-asian="normal" style:font-weight-complex="normal"/>
    </style:style>
    <style:style style:name="T6" style:family="text">
      <style:text-properties fo:font-weight="normal" officeooo:rsid="0019743d" style:font-weight-asian="normal" style:font-weight-complex="normal"/>
    </style:style>
    <style:style style:name="T7" style:family="text">
      <style:text-properties fo:font-weight="normal" officeooo:rsid="002099df" style:font-weight-asian="normal" style:font-weight-complex="normal"/>
    </style:style>
    <style:style style:name="T8" style:family="text">
      <style:text-properties fo:font-weight="normal" officeooo:rsid="00223db2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34b8b" style:font-weight-asian="normal" style:font-weight-complex="normal"/>
    </style:style>
    <style:style style:name="T11" style:family="text">
      <style:text-properties officeooo:rsid="00197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1/18</text:p>
      <text:p text:style-name="P1"/>
      <text:p text:style-name="P2">EECS 473 – PS3</text:p>
      <text:p text:style-name="P2"><text:span text:style-name="T1"/></text:p>
      <text:p text:style-name="P3">Summary of approach</text:p>
      <text:p text:style-name="P5"><text:span text:style-name="T1">1. </text:span><text:span text:style-name="T3">Define</text:span><text:span text:style-name="T7">d</text:span><text:span text:style-name="T3"> action server as a C++ class</text:span></text:p>
      <text:p text:style-name="P6"><text:span text:style-name="T3">2. </text:span><text:span text:style-name="T1">Compile action server class as a library - “</text:span><text:span text:style-name="T5">sine_commander_library”</text:span></text:p>
      <text:p text:style-name="P5"><text:span text:style-name="T4">3. </text:span><text:span text:style-name="T1">Create</text:span><text:span text:style-name="T2">d</text:span><text:span text:style-name="T1"> .action file containing goal, result, and feedback field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Description of nodes</text:p>
      <text:p text:style-name="P10"><text:span text:style-name="T11">Package: </text:span>example_ros_class</text:p>
      <text:p text:style-name="P7"><text:span text:style-name="T1"><text:tab/>action_server_class.h → header file for action_server_class</text:span></text:p>
      <text:p text:style-name="P7"><text:span text:style-name="T1"><text:tab/>action_server_class.cpp → </text:span><text:span text:style-name="T8">cpp node</text:span></text:p>
      <text:p text:style-name="P4"><text:span text:style-name="T1"/></text:p>
      <text:p text:style-name="P10"><text:span text:style-name="T11">Package: </text:span>creating_a_ros_library</text:p>
      <text:p text:style-name="P8"><text:span text:style-name="T9"><text:tab/>action_server_class.h → same header file but located under “include/creating_a_ros_library”</text:span></text:p>
      <text:p text:style-name="P8"><text:span text:style-name="T9"><text:tab/>action_server_class.cpp → same cpp file but without the “main” function</text:span></text:p>
      <text:p text:style-name="P8"><text:span text:style-name="T9">→</text:span><text:span text:style-name="T10"> created “sine_commander_library” based off action_server_class.cpp</text:span></text:p>
      <text:p text:style-name="P8"><text:span text:style-name="T9"/></text:p>
      <text:p text:style-name="P11">Package: my_action_server</text:p>
      <text:p text:style-name="P9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6:20.464651979</meta:creation-date>
    <dc:date>2018-10-01T17:23:39.926333149</dc:date>
    <meta:editing-duration>PT2H17M1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82" meta:character-count="663" meta:non-whitespace-character-count="592"/>
  </office:meta>
</office:document-meta>
</file>